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adea" svg:font-family="Caladea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1" svg:font-family="Caladea" style:font-family-generic="swiss" style:font-pitch="variable"/>
    <style:font-face style:name="Caladea2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justify" style:justify-single-word="false"/>
      <style:text-properties style:font-name="Calibri" fo:font-weight="bold" style:font-name-asian="Calibri1" style:font-weight-asian="bold" style:font-name-complex="Calibri1"/>
    </style:style>
    <style:style style:name="P3" style:family="paragraph" style:parent-style-name="Standard">
      <style:paragraph-properties fo:margin-top="0in" fo:margin-bottom="0in" loext:contextual-spacing="false" fo:text-align="center" style:justify-single-word="false"/>
      <style:text-properties style:font-name="Calibri" fo:font-size="14pt" fo:font-weight="bold" style:font-name-asian="Calibri1" style:font-size-asian="14pt" style:font-weight-asian="bold" style:font-name-complex="Calibri1" style:font-size-complex="14pt"/>
    </style:style>
    <style:style style:name="P4" style:family="paragraph" style:parent-style-name="Standard">
      <style:paragraph-properties fo:margin-top="0in" fo:margin-bottom="0in" loext:contextual-spacing="false" fo:text-align="justify" style:justify-single-word="false"/>
      <style:text-properties style:font-name="Calibri" fo:font-size="14pt" style:font-name-asian="Calibri1" style:font-size-asian="14pt" style:font-name-complex="Calibri1" style:font-size-complex="14pt"/>
    </style:style>
    <style:style style:name="P5" style:family="paragraph" style:parent-style-name="Standard">
      <style:paragraph-properties fo:margin-top="0in" fo:margin-bottom="0in" loext:contextual-spacing="false" fo:text-align="justify" style:justify-single-word="false"/>
      <style:text-properties style:font-name="Calibri" style:text-underline-style="solid" style:text-underline-width="auto" style:text-underline-color="font-color" style:font-name-asian="Calibri1" style:font-name-complex="Calibri1"/>
    </style:style>
    <style:style style:name="P6" style:family="paragraph" style:parent-style-name="Standard">
      <style:paragraph-properties fo:margin-top="0in" fo:margin-bottom="0in" loext:contextual-spacing="false"/>
      <style:text-properties style:font-name="Calibri" style:font-name-asian="Calibri1" style:font-name-complex="Calibri1"/>
    </style:style>
    <style:style style:name="P7" style:family="paragraph" style:parent-style-name="Standard">
      <style:paragraph-properties fo:margin-top="0in" fo:margin-bottom="0in" loext:contextual-spacing="false" fo:text-align="justify" style:justify-single-word="false"/>
      <style:text-properties style:font-name="Calibri" style:font-name-asian="Calibri1" style:font-name-complex="Calibri1"/>
    </style:style>
    <style:style style:name="P8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9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10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  <style:text-properties style:font-name="Calibri" fo:font-weight="bold" style:font-name-asian="Calibri1" style:font-weight-asian="bold" style:font-name-complex="Calibri1"/>
    </style:style>
    <style:style style:name="P11" style:family="paragraph" style:parent-style-name="Standard" style:list-style-name="WWNum1">
      <style:paragraph-properties fo:margin-left="0.5in" fo:margin-right="0in" fo:margin-top="0in" fo:margin-bottom="0in" loext:contextual-spacing="false" fo:text-align="justify" style:justify-single-word="false" fo:text-indent="-0.25in" style:auto-text-indent="false"/>
    </style:style>
    <style:style style:name="P12" style:family="paragraph" style:parent-style-name="Standard" style:list-style-name="WWNum1">
      <style:paragraph-properties fo:margin-left="0.5in" fo:margin-right="0in" fo:text-align="justify" style:justify-single-word="false" fo:text-indent="-0.25in" style:auto-text-indent="false"/>
    </style:style>
    <style:style style:name="P13" style:family="paragraph" style:parent-style-name="Standard">
      <style:paragraph-properties fo:margin-left="1.4756in" fo:margin-right="0in" fo:margin-top="0in" fo:margin-bottom="0in" loext:contextual-spacing="false" fo:text-align="justify" style:justify-single-word="false" fo:text-indent="0in" style:auto-text-indent="false"/>
    </style:style>
    <style:style style:name="P14" style:family="paragraph" style:parent-style-name="Standard">
      <style:paragraph-properties fo:margin-left="0.4917in" fo:margin-right="0in" fo:margin-top="0in" fo:margin-bottom="0in" loext:contextual-spacing="false" fo:text-align="justify" style:justify-single-word="false" fo:text-indent="0in" style:auto-text-indent="false"/>
      <style:text-properties style:font-name="Calibri" style:font-name-asian="Calibri1" style:font-name-complex="Calibri1"/>
    </style:style>
    <style:style style:name="P15" style:family="paragraph" style:parent-style-name="Standard">
      <style:paragraph-properties fo:margin-left="0.4917in" fo:margin-right="0in" fo:margin-top="0in" fo:margin-bottom="0in" loext:contextual-spacing="false" fo:text-align="justify" style:justify-single-word="false" fo:text-indent="0in" style:auto-text-indent="false"/>
    </style:style>
    <style:style style:name="P16" style:family="paragraph" style:parent-style-name="Standard">
      <style:paragraph-properties fo:margin-left="0in" fo:margin-right="0in" fo:margin-top="0in" fo:margin-bottom="0in" loext:contextual-spacing="false" fo:text-align="justify" style:justify-single-word="false" fo:text-indent="0in" style:auto-text-indent="false"/>
    </style:style>
    <style:style style:name="P17" style:family="paragraph" style:parent-style-name="Standard">
      <style:paragraph-properties fo:margin-left="1.4756in" fo:margin-right="0in" fo:margin-top="0in" fo:margin-bottom="0in" loext:contextual-spacing="false" fo:text-align="justify" style:justify-single-word="false" fo:text-indent="0in" style:auto-text-indent="false"/>
    </style:style>
    <style:style style:name="P18" style:family="paragraph" style:parent-style-name="Standard">
      <style:paragraph-properties fo:margin-left="0.4917in" fo:margin-right="0in" fo:margin-top="0in" fo:margin-bottom="0in" loext:contextual-spacing="false" fo:text-align="justify" style:justify-single-word="false" fo:text-indent="0in" style:auto-text-indent="false"/>
      <style:text-properties style:font-name="Calibri" style:font-name-asian="Calibri1" style:font-name-complex="Calibri1"/>
    </style:style>
    <style:style style:name="T1" style:family="text">
      <style:text-properties style:font-name="Calibri" fo:font-weight="bold" style:font-name-asian="Calibri1" style:font-weight-asian="bold" style:font-name-complex="Calibri1"/>
    </style:style>
    <style:style style:name="T2" style:family="text">
      <style:text-properties style:font-name="Calibri" fo:font-size="14pt" style:font-name-asian="Calibri1" style:font-size-asian="14pt" style:font-name-complex="Calibri1" style:font-size-complex="14pt"/>
    </style:style>
    <style:style style:name="T3" style:family="text">
      <style:text-properties style:font-name="Calibri" style:font-name-asian="Calibri1" style:font-name-complex="Calibri1"/>
    </style:style>
    <style:style style:name="T4" style:family="text">
      <style:text-properties style:font-name="Calibri" style:text-underline-style="solid" style:text-underline-width="auto" style:text-underline-color="font-color" style:font-name-asian="Calibri1" style:font-name-complex="Calibri1"/>
    </style:style>
    <style:style style:name="T5" style:family="text">
      <style:text-properties fo:color="#ff0000" style:font-name="Calibri" fo:font-weight="bold" style:font-name-asian="Calibri1" style:font-weight-asian="bold" style:font-name-complex="Calibri1"/>
    </style:style>
    <style:style style:name="T6" style:family="text">
      <style:text-properties fo:color="#ff0000" style:font-name="Calibri" style:font-name-asian="Calibri1" style:font-name-complex="Calibr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8"><text:span text:style-name="T1">DESCRIÇÃO DOS CASOS DE USO – CONTROLE DE PATRIMÔNIO</text:span></text:p>
      <text:p text:style-name="P3"/>
      <text:p text:style-name="P9"><text:span text:style-name="T2">Os <text:s/>casos <text:s/>de <text:s/>uso <text:s/>descrevem <text:s/>as <text:s/>principais <text:s/>funcionalidades <text:s/>do <text:s/>sistema <text:s/>e interação <text:s/>dessas <text:s/>funcionalidades <text:s/>com <text:s/>os <text:s/>usuários. <text:s/>Casos <text:s/>de <text:s/>uso <text:s/>retratam <text:s/>de forma geral as ações do usuário no sistema.</text:span></text:p>
      <text:p text:style-name="P4"/>
      <text:p text:style-name="P9"><text:span text:style-name="T2">Atores: Administrador do Patrimônio</text:span></text:p>
      <text:p text:style-name="P9"><text:span text:style-name="T2"><text:tab/> <text:s/>Gerentes das Seções (lotações)</text:span></text:p>
      <text:p text:style-name="P4"/>
      <text:p text:style-name="P9"/>
      <text:p text:style-name="P9"><text:span text:style-name="T1">CS01 : <text:s/>Manter Lotação</text:span></text:p>
      <text:p text:style-name="P5"/>
      <text:p text:style-name="P9"><text:span text:style-name="T3">Descrição Geral : O sistema permitirá o cadastro, alteração, exclusão, pesquisa e consulta.</text:span></text:p>
      <text:p text:style-name="P7"/>
      <text:p text:style-name="P9"><text:span text:style-name="T3">Atores : Administrador do Sistema.</text:span></text:p>
      <text:p text:style-name="P7"/>
      <text:p text:style-name="P9"><text:span text:style-name="T3">Pré-Condições : O ator deverá possuir login e senha de acesso autenticados pelo sistema </text:span></text:p>
      <text:p text:style-name="P7"/>
      <text:p text:style-name="P9"><text:span text:style-name="T3">Pós-Condições : Após a execução desse caso de uso uma lotação deverá : ter sido cadastrado, alterado,excluído,pesquisar ou consultado.</text:span></text:p>
      <text:p text:style-name="P7"/>
      <text:p text:style-name="P9"><text:span text:style-name="T3">Fluxo Básico : </text:span></text:p>
      <text:list xml:id="list5066212004671288852" text:style-name="WWNum1">
        <text:list-item>
          <text:p text:style-name="P11"><text:soft-page-break/><text:span text:style-name="T3">O Administrador realiza login no sistema.</text:span></text:p>
        </text:list-item>
        <text:list-item>
          <text:p text:style-name="P11"><text:span text:style-name="T3">O sistema exibe a tela principal com as funcionalidades específicas do Administrador.</text:span></text:p>
        </text:list-item>
        <text:list-item>
          <text:p text:style-name="P11"><text:span text:style-name="T3">O Administrador clica no botão “Lotações”</text:span></text:p>
        </text:list-item>
        <text:list-item>
          <text:p text:style-name="P11"><text:span text:style-name="T3">O sistema exibe a tela com as Lotações já cadastrados e um botão “Nova Lotação”.</text:span></text:p>
        </text:list-item>
        <text:list-item>
          <text:p text:style-name="P11"><text:span text:style-name="T3">O Administrador seleciona a opção desejada </text:span><text:span text:style-name="T5">[A1][A2][A3][A4][A5]</text:span></text:p>
        </text:list-item>
        <text:list-item>
          <text:p text:style-name="P11"><text:span text:style-name="T3">O caso de uso é finalizado</text:span></text:p>
        </text:list-item>
      </text:list>
      <text:p text:style-name="P7"/>
      <text:p text:style-name="P9"><text:span text:style-name="T3">Fluxo alternativo</text:span></text:p>
      <text:p text:style-name="P7"/>
      <text:p text:style-name="P9"><text:bookmark text:name="_woarpfhauo3o"/><text:span text:style-name="T6">A1</text:span><text:span text:style-name="T3"> – Fluxo alternativo – Cadastrar Lotação</text:span></text:p>
      <text:p text:style-name="P9"><text:bookmark text:name="_gjdgxs"/><text:span text:style-name="T3"><text:tab/>A1.1<text:tab/>O gerente clica no botão “Novo Fornecedor”.</text:span></text:p>
      <text:p text:style-name="P9"><text:span text:style-name="T3"><text:tab/>A1.2<text:tab/>O sistema apresenta formulário para preenchimento de dados.</text:span></text:p>
      <text:p text:style-name="P9"><text:span text:style-name="T3"><text:tab/>A1.3 <text:tab/>O Administrador preenche e clica no botão salvar</text:span></text:p>
      <text:p text:style-name="P9"><text:span text:style-name="T3"><text:tab/>A1.4<text:tab/>O sistema analisa as informações inseridas no formulário.</text:span></text:p>
      <text:p text:style-name="P13"><text:span text:style-name="T3">- Se as informações são consistentes, o sistema efetua o <text:s text:c="2"/>cadastro </text:span></text:p>
      <text:p text:style-name="P9"><text:span text:style-name="T3"><text:tab/><text:tab/><text:tab/>- Se as informações não são consistentes, o sistema informa o <text:tab/><text:tab/><text:tab/>motivo da inconsistência, o sistema apresenta uma tela de erro, <text:tab/><text:tab/><text:tab/>apontando o erro.</text:span></text:p>
      <text:p text:style-name="P7"/>
      <text:p text:style-name="P9"><text:span text:style-name="T6">A2</text:span><text:span text:style-name="T3"> – Fluxo alternativo – <text:s/>Pesquisar Lotação</text:span></text:p>
      <text:p text:style-name="P9"><text:span text:style-name="T3"><text:tab/>A1.1<text:tab/>O Administrador insere o nome ou código do fornecedor na barra de pesquisa</text:span></text:p>
      <text:p text:style-name="P9"><text:span text:style-name="T3"><text:tab/>A1.2<text:tab/>O sistema apresenta o resultado da busca</text:span></text:p>
      <text:p text:style-name="P7"/>
      <text:p text:style-name="P9"><text:soft-page-break/><text:span text:style-name="T6">A3</text:span><text:span text:style-name="T3"> – Fluxo alternativo – Consultar Lotação</text:span></text:p>
      <text:p text:style-name="P9"><text:span text:style-name="T3"><text:tab/>A3.1<text:tab/>O Adminstrador seleciona a lotação cadastrado</text:span></text:p>
      <text:p text:style-name="P9"><text:span text:style-name="T3"><text:tab/>A3.2<text:tab/>O Administrador clica no ícone de “Informação”</text:span></text:p>
      <text:p text:style-name="P9"><text:span text:style-name="T3"><text:tab/>A3.3<text:tab/>O sistema apresenta uma tela com informações da lotação</text:span></text:p>
      <text:p text:style-name="P7"/>
      <text:p text:style-name="P9"><text:span text:style-name="T6">A4</text:span><text:span text:style-name="T3"> – Fluxo alternativo – Excluir Lotação</text:span></text:p>
      <text:p text:style-name="P9"><text:span text:style-name="T3"><text:tab/>A4.1<text:tab/>O Administrador seleciona lotação cadastrado</text:span></text:p>
      <text:p text:style-name="P9"><text:span text:style-name="T3"><text:tab/>A4.2<text:tab/>O Administrador clica no ícone de “Excluir”</text:span></text:p>
      <text:p text:style-name="P9"><text:span text:style-name="T3"><text:tab/>A4.3<text:tab/>O sistema apresenta uma mensagem de confirmação</text:span></text:p>
      <text:p text:style-name="P9"><text:span text:style-name="T3"><text:tab/>A4.4<text:tab/>O Administrador confirma a exclusão</text:span></text:p>
      <text:p text:style-name="P14"/>
      <text:p text:style-name="P16"><text:span text:style-name="T6">A5</text:span><text:span text:style-name="T3"> – Fluxo alternativo – Alterar Lotação</text:span></text:p>
      <text:p text:style-name="P16"><text:span text:style-name="T3"><text:tab/>A5.1<text:tab/>O Administrador seleciona a lotação cadastrado</text:span></text:p>
      <text:p text:style-name="P9"><text:span text:style-name="T3"><text:tab/>A5.2<text:tab/>O Administrador clica no ícone de “Alterar”</text:span></text:p>
      <text:p text:style-name="P9"><text:span text:style-name="T3"><text:tab/>A5.3<text:tab/>O sistema apresenta uma tela para alteração do lotação</text:span></text:p>
      <text:p text:style-name="P9"><text:span text:style-name="T3"><text:tab/>A5.4<text:tab/>O Adminstrador preenche e clica no botão “Salvar”</text:span></text:p>
      <text:p text:style-name="P7"/>
      <text:p text:style-name="P9"><text:span text:style-name="T3">Exceções : </text:span></text:p>
      <text:p text:style-name="P7"/>
      <text:p text:style-name="P9"><text:span text:style-name="T3">E1 – O ator clicou no botão errado.</text:span></text:p>
      <text:p text:style-name="P9"><text:span text:style-name="T3"><text:tab/>E1.1 – O sistema apresenta o botão “voltar” em todas as telas.</text:span></text:p>
      <text:p text:style-name="P9"><text:soft-page-break/><text:span text:style-name="T3"><text:tab/>E1.2 – O ator clica no botão “voltar”</text:span></text:p>
      <text:p text:style-name="P7"/>
      <text:p text:style-name="P9"><text:span text:style-name="T3">E2 – O ator preencheu a Lotação erroneamente</text:span></text:p>
      <text:p text:style-name="P9"><text:span text:style-name="T3"><text:tab/>E2.1 – O sistema apresenta mensagem de erro “Lotação inválido”</text:span></text:p>
      <text:p text:style-name="P9"><text:span text:style-name="T3"><text:tab/>E2.2 – O sistema aponta para o campo Lotação aguardando o preenchimento</text:span></text:p>
      <text:p text:style-name="P7"/>
      <text:p text:style-name="P9"><text:span text:style-name="T3">E3 – <text:s/>A Lotação pesquisada não está cadastrada</text:span></text:p>
      <text:p text:style-name="P9"><text:span text:style-name="T3"><text:tab/>E3.1 – O sistema apresenta uma mensagem “Não há lotações com esse <text:tab/>nome/código”</text:span></text:p>
      <text:p text:style-name="P7"/>
      <text:p text:style-name="P6"/>
      <text:p text:style-name="P9"><text:span text:style-name="T1">CS02 : <text:s/>Manter Gerente</text:span></text:p>
      <text:p text:style-name="P2"/>
      <text:p text:style-name="P9"><text:span text:style-name="T3">Descrição Geral : O sistema permitirá o cadastro, alteração, exclusão ,pesquisa e consulta de gerentes.</text:span></text:p>
      <text:p text:style-name="P7"/>
      <text:p text:style-name="P9"><text:span text:style-name="T3">Atores : Administrador</text:span></text:p>
      <text:p text:style-name="P7"/>
      <text:p text:style-name="P9"><text:span text:style-name="T3">Pré-Condições : O ator deverá possuir login e senha de acesso autenticados pelo sistema </text:span></text:p>
      <text:p text:style-name="P7"/>
      <text:p text:style-name="P9"><text:span text:style-name="T3">Pós-Condições : Após a execução desse caso de uso um gerente deverá : ter sido cadastrado, alterado,excluído,pesquisar ou consultado.</text:span></text:p>
      <text:p text:style-name="P7"/>
      <text:p text:style-name="P9"><text:span text:style-name="T3">Fluxo Básico : </text:span></text:p>
      <text:list xml:id="list190402554796922" text:continue-numbering="true" text:style-name="WWNum1">
        <text:list-item>
          <text:p text:style-name="P11"><text:soft-page-break/><text:span text:style-name="T3">Administrador realiza login no sistema</text:span></text:p>
        </text:list-item>
        <text:list-item>
          <text:p text:style-name="P11"><text:span text:style-name="T3">O sistema exibe a tela principal com as funcionalidades específicas do administrador</text:span></text:p>
        </text:list-item>
        <text:list-item>
          <text:p text:style-name="P11"><text:span text:style-name="T3">O administrador clica no botão “Gerentes”</text:span></text:p>
        </text:list-item>
        <text:list-item>
          <text:p text:style-name="P11"><text:span text:style-name="T3">O sistema exibe a tela de “Gerentes”</text:span></text:p>
        </text:list-item>
        <text:list-item>
          <text:p text:style-name="P11"><text:span text:style-name="T3">O administrador seleciona a opção desejada </text:span><text:span text:style-name="T5">[A1][A2][A3][A4][A5]</text:span></text:p>
        </text:list-item>
        <text:list-item>
          <text:p text:style-name="P11"><text:span text:style-name="T3">O caso de uso é finalizado</text:span></text:p>
        </text:list-item>
      </text:list>
      <text:p text:style-name="P7"/>
      <text:p text:style-name="P9"><text:span text:style-name="T3">Fluxo alternativo</text:span></text:p>
      <text:p text:style-name="P7"/>
      <text:p text:style-name="P9"><text:bookmark text:name="_1fob9te"/><text:span text:style-name="T6">A1</text:span><text:span text:style-name="T3"> – Fluxo alternativo – Cadastrar Gerente</text:span></text:p>
      <text:p text:style-name="P9"><text:span text:style-name="T3"><text:tab/>A1.1<text:tab/>O gerente clica no botão “Novo Gerente”.</text:span></text:p>
      <text:p text:style-name="P9"><text:span text:style-name="T3"><text:tab/>A1.2<text:tab/>O sistema apresenta formulário para preenchimento de dados.</text:span></text:p>
      <text:p text:style-name="P9"><text:span text:style-name="T3"><text:tab/>A1.3 <text:tab/>O gerente preenche e clica no botão salvar</text:span></text:p>
      <text:p text:style-name="P9"><text:span text:style-name="T3"><text:tab/>A1.4<text:tab/>O sistema analisa as informações inseridas no formulário.</text:span></text:p>
      <text:p text:style-name="P15"><text:span text:style-name="T3"><text:tab/><text:tab/><text:tab/>- Se as informações são consistentes, o sistema efetua o cadastro </text:span></text:p>
      <text:p text:style-name="P9"><text:span text:style-name="T3"><text:tab/><text:tab/><text:tab/>- Se as informações não são consistentes, o sistema informa o <text:tab/><text:tab/><text:tab/>motivo da inconsistência, o sistema apresenta uma tela de erro, <text:tab/><text:tab/><text:tab/>apontando o erro.</text:span></text:p>
      <text:p text:style-name="P7"/>
      <text:p text:style-name="P9"><text:span text:style-name="T6">A2</text:span><text:span text:style-name="T3"> – Fluxo alternativo – <text:s/>Pesquisar Gerente</text:span></text:p>
      <text:p text:style-name="P9"><text:span text:style-name="T3"><text:tab/>A1.1<text:tab/>O administrador insere o nome ou código do gerente na barra de pesquisa</text:span></text:p>
      <text:p text:style-name="P9"><text:span text:style-name="T3"><text:tab/>A1.2<text:tab/>O sistema apresenta o resultado da busca</text:span></text:p>
      <text:p text:style-name="P7"/>
      <text:p text:style-name="P9"><text:soft-page-break/><text:span text:style-name="T6">A3</text:span><text:span text:style-name="T3"> – Fluxo alternativo – Consultar Gerente</text:span></text:p>
      <text:p text:style-name="P9"><text:span text:style-name="T3"><text:tab/>A3.1<text:tab/>O administrador seleciona o funcionário cadastrado</text:span></text:p>
      <text:p text:style-name="P9"><text:span text:style-name="T3"><text:tab/>A3.2<text:tab/>O Administrador clica no ícone de “Informação”</text:span></text:p>
      <text:p text:style-name="P9"><text:span text:style-name="T3"><text:tab/>A3.3<text:tab/>O sistema apresenta uma tela com informações do gerente</text:span></text:p>
      <text:p text:style-name="P7"/>
      <text:p text:style-name="P9"><text:span text:style-name="T6">A4</text:span><text:span text:style-name="T3"> – Fluxo alternativo – Excluir Gerente </text:span></text:p>
      <text:p text:style-name="P9"><text:span text:style-name="T3"><text:tab/>A4.1<text:tab/>O Administrador seleciona o funcionário cadastrado</text:span></text:p>
      <text:p text:style-name="P9"><text:span text:style-name="T3"><text:tab/>A4.2<text:tab/>O Administrador clica no ícone de “Excluir”</text:span></text:p>
      <text:p text:style-name="P9"><text:span text:style-name="T3"><text:tab/>A4.3<text:tab/>O sistema apresenta uma mensagem de confirmação</text:span></text:p>
      <text:p text:style-name="P9"><text:span text:style-name="T3"><text:tab/>A4.4<text:tab/>O Administrador confirma a exclusão</text:span></text:p>
      <text:p text:style-name="P14"/>
      <text:p text:style-name="P16"><text:span text:style-name="T6">A5</text:span><text:span text:style-name="T3"> – Fluxo alternativo – Alterar Funcionário</text:span></text:p>
      <text:p text:style-name="P16"><text:span text:style-name="T3"><text:tab/>A5.1<text:tab/>O Administrador seleciona o gerente cadastrado</text:span></text:p>
      <text:p text:style-name="P9"><text:span text:style-name="T3"><text:tab/>A5.2<text:tab/>O Administrador clica no ícone de “Alterar”</text:span></text:p>
      <text:p text:style-name="P9"><text:span text:style-name="T3"><text:tab/>A5.3<text:tab/>O sistema apresenta uma tela para alteração do gerente</text:span></text:p>
      <text:p text:style-name="P9"><text:span text:style-name="T3"><text:tab/>A5.4<text:tab/>O Administrador preenche e clica no botão “Salvar”</text:span></text:p>
      <text:p text:style-name="P7"/>
      <text:p text:style-name="P7"/>
      <text:p text:style-name="P7"/>
      <text:p text:style-name="P7"/>
      <text:p text:style-name="P7"/>
      <text:p text:style-name="P9"><text:soft-page-break/><text:span text:style-name="T1">CS03 : Emitir Relatório</text:span></text:p>
      <text:p text:style-name="P5"/>
      <text:p text:style-name="P9"><text:span text:style-name="T3">Descrição Geral : O sistema permitirá o emitir relatórios de patrimônios </text:span></text:p>
      <text:p text:style-name="P7"/>
      <text:p text:style-name="P9"><text:span text:style-name="T3">Atores : Gerente</text:span></text:p>
      <text:p text:style-name="P7"/>
      <text:p text:style-name="P9"><text:span text:style-name="T3">Pré-Condições : O ator deverá possuir login e senha de acesso autenticados pelo sistema, deverá existir patrimônios registrados.</text:span></text:p>
      <text:p text:style-name="P7"/>
      <text:p text:style-name="P9"><text:span text:style-name="T3">Pós-Condições : Após a execução desse caso de uso um relatório deverá : ter sido emitido.</text:span></text:p>
      <text:p text:style-name="P7"/>
      <text:p text:style-name="P9"><text:span text:style-name="T3">Fluxo Básico : </text:span></text:p>
      <text:list xml:id="list190403574936556" text:continue-numbering="true" text:style-name="WWNum1">
        <text:list-item>
          <text:p text:style-name="P11"><text:span text:style-name="T3">Gerente realiza login no sistema</text:span></text:p>
        </text:list-item>
        <text:list-item>
          <text:p text:style-name="P11"><text:span text:style-name="T3">O sistema exibe a tela principal com as funcionalidades específicas do gerente</text:span></text:p>
        </text:list-item>
        <text:list-item>
          <text:p text:style-name="P11"><text:span text:style-name="T3">O gerente clica no botão “Meus Patrimônios ”</text:span></text:p>
        </text:list-item>
        <text:list-item>
          <text:p text:style-name="P11"><text:span text:style-name="T3">O sistema exibe a tela de <text:s/>“Meus Patrimônios”, com os Patrimônios cadastrados</text:span></text:p>
        </text:list-item>
        <text:list-item>
          <text:p text:style-name="P11"><text:span text:style-name="T3">O gerente clica no botão Emitir Relatório</text:span></text:p>
        </text:list-item>
        <text:list-item>
          <text:p text:style-name="P11"><text:span text:style-name="T3">O gerente seleciona os patrimônios desejados e clica em gerar</text:span></text:p>
        </text:list-item>
        <text:list-item>
          <text:p text:style-name="P11"><text:span text:style-name="T3">O caso de uso é finalizado</text:span></text:p>
        </text:list-item>
      </text:list>
      <text:p text:style-name="P7"/>
      <text:p text:style-name="P9"><text:span text:style-name="T3">Exceções : </text:span></text:p>
      <text:p text:style-name="P7"/>
      <text:p text:style-name="P9"><text:soft-page-break/><text:span text:style-name="T3">E1 – O ator clicou no botão errado.</text:span></text:p>
      <text:p text:style-name="P9"><text:span text:style-name="T3"><text:tab/>E1.1 – O sistema apresenta o botão “voltar” em todas as telas.</text:span></text:p>
      <text:p text:style-name="P9"><text:span text:style-name="T3"><text:tab/>E1.2 – O ator clica no botão “voltar”</text:span></text:p>
      <text:p text:style-name="P7"/>
      <text:p text:style-name="P7"/>
      <text:p text:style-name="P9"><text:span text:style-name="T1">CS04 : <text:s/>Manter Patrimônio</text:span></text:p>
      <text:p text:style-name="P9"><text:span text:style-name="T3">Descrição Geral : O sistema permitirá o cadastro, alteração, exclusão, pesquisa e consulta.</text:span></text:p>
      <text:p text:style-name="P7"/>
      <text:p text:style-name="P9"><text:span text:style-name="T3">Atores : Gerente</text:span></text:p>
      <text:p text:style-name="P7"/>
      <text:p text:style-name="P9"><text:span text:style-name="T3">Pré-Condições : O ator deverá possuir login e senha de acesso autenticados pelo sistema </text:span></text:p>
      <text:p text:style-name="P7"/>
      <text:p text:style-name="P9"><text:span text:style-name="T3">Pós-Condições : Após a execução desse caso de uso um fornecedor deverá : ter sido cadastrado, alterado,excluído,pesquisar ou consultado.</text:span></text:p>
      <text:p text:style-name="P7"/>
      <text:p text:style-name="P9"><text:span text:style-name="T3">Fluxo Básico : </text:span></text:p>
      <text:list xml:id="list190403251683043" text:continue-numbering="true" text:style-name="WWNum1">
        <text:list-item>
          <text:p text:style-name="P12"><text:span text:style-name="T3">O Gerente realiza login no sistema.</text:span></text:p>
        </text:list-item>
        <text:list-item>
          <text:p text:style-name="P12"><text:span text:style-name="T3">O sistema exibe a tela principal com as funcionalidades específicas do Gerente.</text:span></text:p>
        </text:list-item>
        <text:list-item>
          <text:p text:style-name="P12"><text:span text:style-name="T3">O Gerente clica no botão “Lotações”</text:span></text:p>
        </text:list-item>
        <text:list-item>
          <text:p text:style-name="P12"><text:span text:style-name="T3">O sistema exibe a tela com as Lotações já cadastrados e um botão “Novo Patrimônio”.</text:span></text:p>
        </text:list-item>
        <text:list-item>
          <text:p text:style-name="P12"><text:span text:style-name="T3">O Gerente seleciona a opção desejada </text:span><text:span text:style-name="T5">[A1][A2][A3][A4][A5]</text:span></text:p>
        </text:list-item>
        <text:list-item>
          <text:p text:style-name="P12"><text:span text:style-name="T3">O caso de uso é finalizado</text:span></text:p>
        </text:list-item>
      </text:list>
      <text:p text:style-name="P7"><text:soft-page-break/></text:p>
      <text:p text:style-name="P9"><text:span text:style-name="T3">Fluxo alternativo</text:span></text:p>
      <text:p text:style-name="P7"/>
      <text:p text:style-name="P9"><text:bookmark text:name="_woarpfhauo3o1"/><text:span text:style-name="T6">A1</text:span><text:span text:style-name="T3"> – Fluxo alternativo – Cadastrar Patrimônio</text:span></text:p>
      <text:p text:style-name="P9"><text:bookmark text:name="_gjdgxs1"/><text:span text:style-name="T3"><text:tab/>A1.1<text:tab/>O gerente clica no botão “Novo Patrimônio”.</text:span></text:p>
      <text:p text:style-name="P9"><text:span text:style-name="T3"><text:tab/>A1.2<text:tab/>O sistema apresenta formulário para preenchimento de dados.</text:span></text:p>
      <text:p text:style-name="P9"><text:span text:style-name="T3"><text:tab/>A1.3 <text:tab/>O Gerente preenche e clica no botão salvar</text:span></text:p>
      <text:p text:style-name="P9"><text:span text:style-name="T3"><text:tab/>A1.4<text:tab/>O sistema analisa as informações inseridas no formulário.</text:span></text:p>
      <text:p text:style-name="P13"><text:span text:style-name="T3">- Se as informações são consistentes, o sistema efetua o <text:s text:c="2"/>cadastro </text:span></text:p>
      <text:p text:style-name="P9"><text:span text:style-name="T3"><text:tab/><text:tab/><text:tab/>- Se as informações não são consistentes, o sistema informa o <text:tab/><text:tab/><text:tab/>motivo da inconsistência, o sistema apresenta uma tela de erro, <text:tab/><text:tab/><text:tab/>apontando o erro.</text:span></text:p>
      <text:p text:style-name="P7"/>
      <text:p text:style-name="P9"><text:span text:style-name="T6">A2</text:span><text:span text:style-name="T3"> – Fluxo alternativo – <text:s/>Pesquisar Patrimônio</text:span></text:p>
      <text:p text:style-name="P9"><text:span text:style-name="T3"><text:tab/>A1.1<text:tab/>O Gerente insere o nome ou código do patrimônio na barra de pesquisa</text:span></text:p>
      <text:p text:style-name="P9"><text:span text:style-name="T3"><text:tab/>A1.2<text:tab/>O sistema apresenta o resultado da busca</text:span></text:p>
      <text:p text:style-name="P7"/>
      <text:p text:style-name="P9"><text:span text:style-name="T6">A3</text:span><text:span text:style-name="T3"> – Fluxo alternativo – Consultar Patrimônio</text:span></text:p>
      <text:p text:style-name="P9"><text:span text:style-name="T3"><text:tab/>A3.1<text:tab/>O Gerente seleciona a Patrimônio cadastrado</text:span></text:p>
      <text:p text:style-name="P9"><text:span text:style-name="T3"><text:tab/>A3.2<text:tab/>O Gerente clica no ícone de “Informação”</text:span></text:p>
      <text:p text:style-name="P9"><text:span text:style-name="T3"><text:tab/>A3.3<text:tab/>O sistema apresenta uma tela com informações da Patrimônio</text:span></text:p>
      <text:p text:style-name="P7"/>
      <text:p text:style-name="P9"><text:span text:style-name="T6">A4</text:span><text:span text:style-name="T3"> – Fluxo alternativo – Excluir Patrimônio</text:span></text:p>
      <text:p text:style-name="P9"><text:soft-page-break/><text:span text:style-name="T3"><text:tab/>A4.1<text:tab/>O Gerente seleciona Patrimônio cadastrado</text:span></text:p>
      <text:p text:style-name="P9"><text:span text:style-name="T3"><text:tab/>A4.2<text:tab/>O Gerente clica no ícone de “Excluir”</text:span></text:p>
      <text:p text:style-name="P9"><text:span text:style-name="T3"><text:tab/>A4.3<text:tab/>O sistema apresenta uma mensagem de confirmação</text:span></text:p>
      <text:p text:style-name="P9"><text:span text:style-name="T3"><text:tab/>A4.4<text:tab/>O Gerente confirma a exclusão</text:span></text:p>
      <text:p text:style-name="P14"/>
      <text:p text:style-name="P9"><text:span text:style-name="T6">A5</text:span><text:span text:style-name="T3"> – Fluxo alternativo – Alterar Patrimônio</text:span></text:p>
      <text:p text:style-name="P9"><text:span text:style-name="T3"><text:tab/>A5.1<text:tab/>O Gerente seleciona a Patrimônio cadastrado</text:span></text:p>
      <text:p text:style-name="P9"><text:span text:style-name="T3"><text:tab/>A5.2<text:tab/>O Gerente clica no ícone de “Alterar”</text:span></text:p>
      <text:p text:style-name="P9"><text:span text:style-name="T3"><text:tab/>A5.3<text:tab/>O sistema apresenta uma tela para alteração do Patrimônio</text:span></text:p>
      <text:p text:style-name="P9"><text:span text:style-name="T3"><text:tab/>A5.4<text:tab/>O Gerente preenche e clica no botão “Salvar”</text:span></text:p>
      <text:p text:style-name="P7"/>
      <text:p text:style-name="P9"><text:span text:style-name="T3">Exceções : </text:span></text:p>
      <text:p text:style-name="P7"/>
      <text:p text:style-name="P9"><text:span text:style-name="T3">E1 – O ator clicou no botão errado.</text:span></text:p>
      <text:p text:style-name="P9"><text:span text:style-name="T3"><text:tab/>E1.1 – O sistema apresenta o botão “voltar” em todas as telas.</text:span></text:p>
      <text:p text:style-name="P9"><text:span text:style-name="T3"><text:tab/>E1.2 – O ator clica no botão “voltar”</text:span></text:p>
      <text:p text:style-name="P7"/>
      <text:p text:style-name="P9"><text:span text:style-name="T3">E2 – O ator preencheu a Patrimônio erroneamente</text:span></text:p>
      <text:p text:style-name="P9"><text:span text:style-name="T3"><text:tab/>E2.1 – O sistema apresenta mensagem de erro “Patrimônio inválido”</text:span></text:p>
      <text:p text:style-name="P9"><text:span text:style-name="T3"><text:tab/>E2.2 – O sistema aponta para o campo Patrimônio aguardando o preenchimento</text:span></text:p>
      <text:p text:style-name="P7"/>
      <text:p text:style-name="P9"><text:soft-page-break/><text:span text:style-name="T3">E3 – <text:s/>A Patrimônio pesquisado não está cadastrada</text:span></text:p>
      <text:p text:style-name="P9"><text:span text:style-name="T3"><text:tab/>E3.1 – O sistema apresenta uma mensagem “Não há patrimônios com esse <text:tab/>nome/código”</text:span></text:p>
      <text:p text:style-name="P7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adea" svg:font-family="Caladea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1" svg:font-family="Caladea" style:font-family-generic="swiss" style:font-pitch="variable"/>
    <style:font-face style:name="Caladea2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adea" fo:font-size="12pt" fo:language="pt" fo:country="BR" style:letter-kerning="true" style:font-name-asian="Caladea2" style:font-size-asian="12pt" style:language-asian="zh" style:country-asian="CN" style:font-name-complex="Caladea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adea" fo:font-size="12pt" fo:language="pt" fo:country="BR" style:letter-kerning="true" style:font-name-asian="Caladea2" style:font-size-asian="12pt" style:language-asian="zh" style:country-asian="CN" style:font-name-complex="Calade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1" fo:font-family="Caladea" style:font-family-generic="swiss" style:font-pitch="variable" fo:font-size="14pt" style:font-name-asian="Caladea2" style:font-family-asian="Caladea" style:font-family-generic-asian="system" style:font-pitch-asian="variable" style:font-size-asian="14pt" style:font-name-complex="Caladea2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/>
    </style:style>
    <style:page-layout style:name="Mpm1">
      <style:page-layout-properties fo:page-width="8.2681in" fo:page-height="11.6929in" style:num-format="1" style:print-orientation="portrait" fo:margin-top="0in" fo:margin-bottom="0.9839in" fo:margin-left="1.1811in" fo:margin-right="1.1811in" style:writing-mode="lr-tb" style:layout-grid-color="#c0c0c0" style:layout-grid-lines="2470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9839in" fo:margin-left="0in" fo:margin-right="0in" fo:margin-bottom="0.9445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1" meta:paragraph-count="150" meta:word-count="1297" meta:character-count="8341" meta:non-whitespace-character-count="7020"/>
    <meta:generator>LibreOfficeDev/5.1.0.3$Linux_X86_64 LibreOffice_project/</meta:generator>
  </office:meta>
</office:document-meta>
</file>